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0pt" fo:font-style="italic" style:font-size-asian="20pt" style:font-style-asian="italic" style:font-size-complex="20pt" style:font-style-complex="italic"/>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20pt" fo:font-style="italic" style:font-size-asian="20pt" style:font-style-asian="italic" style:font-size-complex="20pt" style:font-style-complex="italic"/>
    </style:style>
    <style:style style:name="P8"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style:font-size-asian="32pt" style:font-size-complex="32pt"/>
    </style:style>
    <style:style style:name="T6" style:family="text">
      <style:text-properties style:font-name="Segoe UI Semibold" fo:font-size="32pt" style:font-size-asian="32pt" style:font-size-complex="32pt"/>
    </style:style>
    <style:style style:name="T7" style:family="text">
      <style:text-properties style:font-name="Segoe UI Semibold" fo:font-size="20pt" style:font-size-asian="20pt" style:font-size-complex="20pt"/>
    </style:style>
    <style:style style:name="T8" style:family="text">
      <style:text-properties style:font-name="Segoe UI Semibold"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3cm" svg:x="1.524cm" svg:y="1.016cm">
          <draw:text-box>
            <text:p text:style-name="P1"><text:span text:style-name="T1">HOLY GOSPEL</text:span></text:p>
            <text:p text:style-name="P1"><text:span text:style-name="T2">John 3:1–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9.269cm" svg:x="1.524cm" svg:y="1.016cm">
          <draw:text-box>
            <text:p text:style-name="P4"><text:span text:style-name="T3">1</text:span><text:span text:style-name="T4">Now there was a man of the Pharisees named Nicodemus, a ruler of the Jews. </text:span><text:span text:style-name="T3">2</text:span><text:span text:style-name="T4">This man came to Jesus by night and said to him, “Rabbi, we know that you are a teacher come from God, for no one can do these signs that you do unless God is with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4.76cm" svg:x="1.524cm" svg:y="1.016cm">
          <draw:text-box>
            <text:p text:style-name="P4"><text:span text:style-name="T5">3</text:span><text:span text:style-name="T6">Jesus answered him, “Truly, truly, I say to you, unless one is born again he cannot see the kingdom of Go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892cm" svg:height="4.76cm" svg:x="1.524cm" svg:y="1.016cm">
          <draw:text-box>
            <text:p text:style-name="P4"><text:span text:style-name="T5">4</text:span><text:span text:style-name="T6">Nicodemus said to him, “How can a man be born when he is old? Can he enter a second time into his mother’s womb and be born?”</text:span><text:span text:style-name="T7">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892cm" svg:height="4.76cm" svg:x="1.524cm" svg:y="0.87cm">
          <draw:text-box>
            <text:p text:style-name="P4"><text:span text:style-name="T3">5</text:span><text:span text:style-name="T4">Jesus answered, “Truly, truly, I say to you, unless one is born of water and the Spirit, he cannot enter the kingdom of God.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5" draw:layer="layout" svg:width="24.892cm" svg:height="6.263cm" svg:x="1.524cm" svg:y="0.87cm">
          <draw:text-box>
            <text:p text:style-name="P4"><text:span text:style-name="T3">6</text:span><text:span text:style-name="T4">That which is born of the flesh is flesh, and that which is born of the Spirit is spirit. </text:span><text:span text:style-name="T3">7</text:span><text:span text:style-name="T4">Do not marvel that I said to you, ‘You must be born again.’ </text:span><text:span text:style-name="T8"><text:s/></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4.892cm" svg:height="6.263cm" svg:x="1.524cm" svg:y="0.749cm">
          <draw:text-box>
            <text:p text:style-name="P4"><text:span text:style-name="T3">8</text:span><text:span text:style-name="T4">The wind blows where it wishes, and you hear its sound, but you do not know where it comes from or where it goes. So it is with everyone who is born of the Spirit.”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892cm" svg:height="6.263cm" svg:x="1.524cm" svg:y="0.749cm">
          <draw:text-box>
            <text:p text:style-name="P4"><text:span text:style-name="T3">9</text:span><text:span text:style-name="T4">Nicodemus said to him, “How can these things be?” </text:span><text:span text:style-name="T3">10</text:span><text:span text:style-name="T4">Jesus answered him, “Are you the teacher of Israel and yet you do not understand these things?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7" draw:layer="layout" svg:width="24.892cm" svg:height="4.76cm" svg:x="1.524cm" svg:y="0.749cm">
          <draw:text-box>
            <text:p text:style-name="P4"><text:span text:style-name="T3">11</text:span><text:span text:style-name="T4">Truly, truly, I say to you, we speak of what we know, and bear witness to what we have seen, but you do not receive our testimony.</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7" draw:layer="layout" svg:width="24.892cm" svg:height="7.766cm" svg:x="1.524cm" svg:y="0.749cm">
          <draw:text-box>
            <text:p text:style-name="P4"><text:span text:style-name="T3">12</text:span><text:span text:style-name="T4">If I have told you earthly things and you do not believe, how can you believe if I tell you heavenly things? </text:span><text:span text:style-name="T3">13</text:span><text:span text:style-name="T4">No one has ascended into heaven except he who descended from heaven, the Son of Man. </text:span><text:span text:style-name="T8"><text:s/></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2" draw:layer="layout" svg:width="24.892cm" svg:height="6.263cm" svg:x="1.524cm" svg:y="0.749cm">
          <draw:text-box>
            <text:p text:style-name="P4"><text:span text:style-name="T3">14</text:span><text:span text:style-name="T4">And as Moses lifted up the serpent in the wilderness, so must the Son of Man be lifted up, </text:span><text:span text:style-name="T3">15</text:span><text:span text:style-name="T4">that whoever believes in him may have eternal life.</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8" draw:layer="layout" svg:width="24.892cm" svg:height="4.76cm" svg:x="1.524cm" svg:y="0.749cm">
          <draw:text-box>
            <text:p text:style-name="P4"><text:span text:style-name="T3">16</text:span><text:span text:style-name="T4">[Jesus said:] “For God so loved the world, that he gave his only Son, that whoever believes in him should not perish but have eternal life.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4" draw:text-style-name="P8" draw:layer="layout" svg:width="24.892cm" svg:height="4.76cm" svg:x="1.524cm" svg:y="0.749cm">
          <draw:text-box>
            <text:p text:style-name="P4"><text:span text:style-name="T3">17</text:span><text:span text:style-name="T4">For God did not send his Son into the world to condemn the world, but in order that the world might be saved through him.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9:21:41.382000000</meta:creation-date>
    <dc:date>2018-05-23T22:17:22.060000000</dc:date>
    <meta:editing-duration>PT13M27S</meta:editing-duration>
    <meta:editing-cycles>6</meta:editing-cycles>
    <meta:generator>LibreOffice/6.0.1.1$Windows_X86_64 LibreOffice_project/60bfb1526849283ce2491346ed2aa51c465abfe6</meta:generator>
    <meta:document-statistic meta:object-count="60"/>
  </office:meta>
</office:document-meta>
</file>